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style:contextual-spacing="false"/>
      <style:text-properties fo:language="it" fo:country="IT" style:text-underline-style="solid" style:text-underline-width="auto" style:text-underline-color="font-color" officeooo:paragraph-rsid="000aff7b"/>
    </style:style>
    <style:style style:name="P2" style:family="paragraph" style:parent-style-name="Standard">
      <style:paragraph-properties loext:contextual-spacing="false" fo:margin-top="0cm" fo:margin-bottom="0cm" style:contextual-spacing="false"/>
      <style:text-properties fo:language="it" fo:country="IT" style:text-underline-style="solid" style:text-underline-width="auto" style:text-underline-color="font-color" officeooo:rsid="000aff7b" officeooo:paragraph-rsid="00349d35"/>
    </style:style>
    <style:style style:name="P3" style:family="paragraph" style:parent-style-name="Standard">
      <style:paragraph-properties loext:contextual-spacing="false" fo:margin-top="0cm" fo:margin-bottom="0cm" style:contextual-spacing="false"/>
      <style:text-properties fo:language="it" fo:country="IT"/>
    </style:style>
    <style:style style:name="P4" style:family="paragraph" style:parent-style-name="Standard">
      <style:paragraph-properties loext:contextual-spacing="false" fo:margin-top="0cm" fo:margin-bottom="0cm" style:contextual-spacing="false"/>
      <style:text-properties fo:language="it" fo:country="IT" fo:font-weight="bold" style:font-weight-asian="bold"/>
    </style:style>
    <style:style style:name="P5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0aff7b"/>
    </style:style>
    <style:style style:name="P6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bold" officeooo:rsid="002b3885" officeooo:paragraph-rsid="002b3885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bold" officeooo:rsid="000d9e6f" officeooo:paragraph-rsid="00120d5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0986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42d7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7449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7b01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0f52d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0aff7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191e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848d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4d43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ac587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d961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23324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0c0081" officeooo:paragraph-rsid="001e581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2848df" officeooo:paragraph-rsid="002848d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2848df" officeooo:paragraph-rsid="003453d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29874a" officeooo:paragraph-rsid="0029874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normal" fo:font-weight="normal" officeooo:rsid="002b3885" officeooo:paragraph-rsid="002b3885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0c8fd0"/>
    </style:style>
    <style:style style:name="P26" style:family="paragraph" style:parent-style-name="Standard">
      <style:paragraph-properties loext:contextual-spacing="false" fo:margin-top="0cm" fo:margin-bottom="0cm" style:contextual-spacing="false" fo:text-align="start" style:justify-single-word="false"/>
      <style:text-properties fo:language="it" fo:country="IT" officeooo:paragraph-rsid="000c8fd0"/>
    </style:style>
    <style:style style:name="P27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normal" officeooo:rsid="000d9e6f" officeooo:paragraph-rsid="000c8fd0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normal" officeooo:rsid="0010986f" officeooo:paragraph-rsid="0027449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normal" officeooo:rsid="0027b01e" officeooo:paragraph-rsid="0027b01e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officeooo:rsid="0027b01e" officeooo:paragraph-rsid="0027b01e" style:font-style-asian="italic" style:font-style-complex="italic"/>
    </style:style>
    <style:style style:name="P31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bold" officeooo:rsid="000d9e6f" officeooo:paragraph-rsid="000f52dc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loext:contextual-spacing="false" fo:margin-top="0cm" fo:margin-bottom="0cm" style:contextual-spacing="false"/>
      <style:text-properties fo:language="it" fo:country="IT" fo:font-style="italic" fo:font-weight="bold" officeooo:rsid="000d9e6f" officeooo:paragraph-rsid="0014d43f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0986f"/>
    </style:style>
    <style:style style:name="P34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0f52dc"/>
    </style:style>
    <style:style style:name="P35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27b01e"/>
    </style:style>
    <style:style style:name="P36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2026cb"/>
    </style:style>
    <style:style style:name="P37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2848df"/>
    </style:style>
    <style:style style:name="P38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34c62"/>
    </style:style>
    <style:style style:name="P39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4d43f"/>
    </style:style>
    <style:style style:name="P40" style:family="paragraph" style:parent-style-name="Standard">
      <style:paragraph-properties loext:contextual-spacing="false" fo:margin-top="0cm" fo:margin-bottom="0cm" style:contextual-spacing="false"/>
      <style:text-properties fo:language="it" fo:country="IT" fo:font-weight="normal" officeooo:rsid="0015e3a2" officeooo:paragraph-rsid="0015e3a2" style:font-weight-asian="normal" style:font-weight-complex="normal"/>
    </style:style>
    <style:style style:name="P41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ac587"/>
    </style:style>
    <style:style style:name="P42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2231b1"/>
    </style:style>
    <style:style style:name="P43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paragraph-rsid="001e5817"/>
    </style:style>
    <style:style style:name="P44" style:family="paragraph" style:parent-style-name="Standard">
      <style:paragraph-properties loext:contextual-spacing="false" fo:margin-top="0cm" fo:margin-bottom="0cm" style:contextual-spacing="false"/>
      <style:text-properties fo:language="it" fo:country="IT" officeooo:rsid="000c8fd0" officeooo:paragraph-rsid="000aff7b"/>
    </style:style>
    <style:style style:name="P45" style:family="paragraph" style:parent-style-name="Heading_20_1">
      <style:paragraph-properties loext:contextual-spacing="false" fo:margin-top="0.706cm" fo:margin-bottom="0.529cm" style:contextual-spacing="false"/>
      <style:text-properties fo:language="it" fo:country="IT" style:text-underline-style="solid" style:text-underline-width="auto" style:text-underline-color="font-color" officeooo:rsid="000aff7b" officeooo:paragraph-rsid="000aff7b"/>
    </style:style>
    <style:style style:name="P46" style:family="paragraph" style:parent-style-name="Heading_20_1">
      <style:paragraph-properties loext:contextual-spacing="false" fo:margin-top="0.706cm" fo:margin-bottom="0.529cm" style:contextual-spacing="false"/>
      <style:text-properties fo:language="it" fo:country="IT"/>
    </style:style>
    <style:style style:name="P47" style:family="paragraph" style:parent-style-name="Heading_20_1">
      <style:paragraph-properties loext:contextual-spacing="false" fo:margin-top="0.706cm" fo:margin-bottom="0.529cm" style:contextual-spacing="false"/>
      <style:text-properties fo:language="it" fo:country="IT" officeooo:rsid="000aff7b" officeooo:paragraph-rsid="000aff7b"/>
    </style:style>
    <style:style style:name="P48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/>
    </style:style>
    <style:style style:name="P49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aff7b" officeooo:paragraph-rsid="000aff7b"/>
    </style:style>
    <style:style style:name="P50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c8fd0" officeooo:paragraph-rsid="000c8fd0"/>
    </style:style>
    <style:style style:name="P51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fo:font-weight="bold" officeooo:rsid="000d9e6f" officeooo:paragraph-rsid="000f52dc" style:font-weight-asian="bold" style:font-weight-complex="bold"/>
    </style:style>
    <style:style style:name="P52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fo:font-weight="bold" officeooo:rsid="00274498" officeooo:paragraph-rsid="00274498" style:font-weight-asian="bold" style:font-weight-complex="bold"/>
    </style:style>
    <style:style style:name="P53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fo:font-weight="bold" officeooo:rsid="0027b01e" officeooo:paragraph-rsid="0027b01e" style:font-weight-asian="bold" style:font-weight-complex="bold"/>
    </style:style>
    <style:style style:name="P54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d9e6f" officeooo:paragraph-rsid="000d9e6f"/>
    </style:style>
    <style:style style:name="P55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d9e6f" officeooo:paragraph-rsid="00120d57"/>
    </style:style>
    <style:style style:name="P56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d9e6f" officeooo:paragraph-rsid="00134c62"/>
    </style:style>
    <style:style style:name="P57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0d9e6f" officeooo:paragraph-rsid="0014d43f"/>
    </style:style>
    <style:style style:name="P58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2848df" officeooo:paragraph-rsid="002848df"/>
    </style:style>
    <style:style style:name="P59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1ac587" officeooo:paragraph-rsid="001ac587"/>
    </style:style>
    <style:style style:name="P60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1ac587" officeooo:paragraph-rsid="001d9610"/>
    </style:style>
    <style:style style:name="P61" style:family="paragraph" style:parent-style-name="Heading_20_2">
      <style:paragraph-properties loext:contextual-spacing="false" fo:margin-top="0.353cm" fo:margin-bottom="0.353cm" style:contextual-spacing="false"/>
      <style:text-properties fo:language="it" fo:country="IT" officeooo:rsid="001ac587" officeooo:paragraph-rsid="001e5817"/>
    </style:style>
    <style:style style:name="P62" style:family="paragraph" style:parent-style-name="Title" style:master-page-name="Standard">
      <style:paragraph-properties loext:contextual-spacing="false" fo:margin-top="0cm" fo:margin-bottom="1.058cm" style:contextual-spacing="false" style:page-number="1"/>
      <style:text-properties fo:language="it" fo:country="I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ff7b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9e6f" style:font-weight-asian="bold" style:font-weight-complex="bold"/>
    </style:style>
    <style:style style:name="T5" style:family="text">
      <style:text-properties fo:font-weight="bold" officeooo:rsid="0010986f" style:font-weight-asian="bold" style:font-weight-complex="bold"/>
    </style:style>
    <style:style style:name="T6" style:family="text">
      <style:text-properties fo:font-weight="bold" officeooo:rsid="00134c62" style:font-weight-asian="bold" style:font-weight-complex="bold"/>
    </style:style>
    <style:style style:name="T7" style:family="text">
      <style:text-properties fo:font-weight="bold" officeooo:rsid="0014d43f" style:font-weight-asian="bold" style:font-weight-complex="bold"/>
    </style:style>
    <style:style style:name="T8" style:family="text">
      <style:text-properties fo:font-weight="bold" officeooo:rsid="00152e53" style:font-weight-asian="bold" style:font-weight-complex="bold"/>
    </style:style>
    <style:style style:name="T9" style:family="text">
      <style:text-properties fo:font-weight="bold" officeooo:rsid="002191ee" style:font-weight-asian="bold" style:font-weight-complex="bold"/>
    </style:style>
    <style:style style:name="T10" style:family="text">
      <style:text-properties fo:font-weight="bold" officeooo:rsid="00233240" style:font-weight-asian="bold" style:font-weight-complex="bold"/>
    </style:style>
    <style:style style:name="T11" style:family="text">
      <style:text-properties fo:font-weight="bold" officeooo:rsid="0024002a" style:font-weight-asian="bold" style:font-weight-complex="bold"/>
    </style:style>
    <style:style style:name="T12" style:family="text">
      <style:text-properties fo:font-weight="bold" officeooo:rsid="00242d78" style:font-weight-asian="bold" style:font-weight-complex="bold"/>
    </style:style>
    <style:style style:name="T13" style:family="text">
      <style:text-properties fo:font-weight="bold" officeooo:rsid="0027b01e" style:font-weight-asian="bold" style:font-weight-complex="bold"/>
    </style:style>
    <style:style style:name="T14" style:family="text">
      <style:text-properties fo:font-weight="bold" officeooo:rsid="002b3885" style:font-weight-asian="bold" style:font-weight-complex="bold"/>
    </style:style>
    <style:style style:name="T15" style:family="text">
      <style:text-properties fo:font-weight="bold" officeooo:rsid="002db500" style:font-weight-asian="bold" style:font-weight-complex="bold"/>
    </style:style>
    <style:style style:name="T16" style:family="text">
      <style:text-properties fo:font-weight="bold" officeooo:rsid="00329f8d" style:font-weight-asian="bold" style:font-weight-complex="bold"/>
    </style:style>
    <style:style style:name="T17" style:family="text">
      <style:text-properties fo:font-weight="bold" officeooo:rsid="003453d5" style:font-weight-asian="bold" style:font-weight-complex="bold"/>
    </style:style>
    <style:style style:name="T18" style:family="text">
      <style:text-properties fo:font-weight="bold" officeooo:rsid="00349d35" style:font-weight-asian="bold"/>
    </style:style>
    <style:style style:name="T19" style:family="text">
      <style:text-properties fo:font-weight="bold" officeooo:rsid="003ca453" style:font-weight-asian="bold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aff7b" style:font-style-asian="italic" style:font-style-complex="italic"/>
    </style:style>
    <style:style style:name="T23" style:family="text">
      <style:text-properties fo:font-style="italic" officeooo:rsid="000d9e6f" style:font-style-asian="italic" style:font-style-complex="italic"/>
    </style:style>
    <style:style style:name="T24" style:family="text">
      <style:text-properties fo:font-style="italic" officeooo:rsid="0010986f" style:font-style-asian="italic" style:font-style-complex="italic"/>
    </style:style>
    <style:style style:name="T25" style:family="text">
      <style:text-properties fo:font-style="italic" officeooo:rsid="00134c62" style:font-style-asian="italic" style:font-style-complex="italic"/>
    </style:style>
    <style:style style:name="T26" style:family="text">
      <style:text-properties fo:font-style="italic" officeooo:rsid="0014d43f" style:font-style-asian="italic" style:font-style-complex="italic"/>
    </style:style>
    <style:style style:name="T27" style:family="text">
      <style:text-properties fo:font-style="italic" officeooo:rsid="00152e53" style:font-style-asian="italic" style:font-style-complex="italic"/>
    </style:style>
    <style:style style:name="T28" style:family="text">
      <style:text-properties fo:font-style="italic" officeooo:rsid="002026cb" style:font-style-asian="italic" style:font-style-complex="italic"/>
    </style:style>
    <style:style style:name="T29" style:family="text">
      <style:text-properties fo:font-style="italic" officeooo:rsid="0024002a" style:font-style-asian="italic" style:font-style-complex="italic"/>
    </style:style>
    <style:style style:name="T30" style:family="text">
      <style:text-properties fo:font-style="italic" officeooo:rsid="000f52dc" style:font-style-asian="italic" style:font-style-complex="italic"/>
    </style:style>
    <style:style style:name="T31" style:family="text">
      <style:text-properties fo:font-style="italic" officeooo:rsid="00242d78" style:font-style-asian="italic" style:font-style-complex="italic"/>
    </style:style>
    <style:style style:name="T32" style:family="text">
      <style:text-properties fo:font-style="italic" officeooo:rsid="0027b01e" style:font-style-asian="italic" style:font-style-complex="italic"/>
    </style:style>
    <style:style style:name="T33" style:family="text">
      <style:text-properties fo:font-style="italic" officeooo:rsid="002b1b78" style:font-style-asian="italic" style:font-style-complex="italic"/>
    </style:style>
    <style:style style:name="T34" style:family="text">
      <style:text-properties fo:font-style="italic" officeooo:rsid="002b3885" style:font-style-asian="italic" style:font-style-complex="italic"/>
    </style:style>
    <style:style style:name="T35" style:family="text">
      <style:text-properties fo:font-style="italic" officeooo:rsid="002db500" style:font-style-asian="italic" style:font-style-complex="italic"/>
    </style:style>
    <style:style style:name="T36" style:family="text">
      <style:text-properties fo:font-style="italic" officeooo:rsid="00349d35" style:font-style-asian="italic" style:font-style-complex="italic"/>
    </style:style>
    <style:style style:name="T37" style:family="text">
      <style:text-properties fo:font-style="italic" officeooo:rsid="003ca453" style:font-style-asian="italic" style:font-style-complex="italic"/>
    </style:style>
    <style:style style:name="T38" style:family="text">
      <style:text-properties fo:font-style="italic" officeooo:rsid="00349d35" style:font-style-asian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0aff7b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0c0081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0d9e6f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120d57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134c62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1e5817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2026cb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0f52dc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2b3885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2db500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242d78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39d472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bold" officeooo:rsid="000d9e6f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27b01e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39d472" style:font-style-asian="italic" style:font-weight-asian="bold" style:font-style-complex="italic" style:font-weight-complex="bold"/>
    </style:style>
    <style:style style:name="T55" style:family="text">
      <style:text-properties fo:font-style="italic" style:text-underline-style="none" fo:font-weight="normal" officeooo:rsid="000c8fd0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242d78" style:font-style-asian="italic" style:font-weight-asian="normal" style:font-style-complex="italic" style:font-weight-complex="normal"/>
    </style:style>
    <style:style style:name="T57" style:family="text">
      <style:text-properties officeooo:rsid="000aff7b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0aff7b" style:font-weight-asian="normal" style:font-weight-complex="normal"/>
    </style:style>
    <style:style style:name="T60" style:family="text">
      <style:text-properties fo:font-weight="normal" officeooo:rsid="0010986f" style:font-weight-asian="normal" style:font-weight-complex="normal"/>
    </style:style>
    <style:style style:name="T61" style:family="text">
      <style:text-properties fo:font-weight="normal" officeooo:rsid="002b3885" style:font-weight-asian="normal" style:font-weight-complex="normal"/>
    </style:style>
    <style:style style:name="T62" style:family="text">
      <style:text-properties fo:font-weight="normal" officeooo:rsid="002f9b50" style:font-weight-asian="normal" style:font-weight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0d9e6f" style:font-style-asian="normal" style:font-style-complex="normal"/>
    </style:style>
    <style:style style:name="T65" style:family="text">
      <style:text-properties fo:font-style="normal" officeooo:rsid="001793af" style:font-style-asian="normal" style:font-style-complex="normal"/>
    </style:style>
    <style:style style:name="T66" style:family="text">
      <style:text-properties fo:font-style="normal" officeooo:rsid="00349d35" style:font-style-asian="normal" style:font-style-complex="normal"/>
    </style:style>
    <style:style style:name="T67" style:family="text">
      <style:text-properties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0aff7b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0c0081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0c8fd0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0d9e6f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20d57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34c62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14d43f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1e5817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2026cb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231b1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242d78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2848df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2b3885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2db500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349d35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36529e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39d472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3ca453" style:font-style-asian="normal" style:font-weight-asian="bold" style:font-style-complex="normal" style:font-weight-complex="bold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0aff7b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0c0081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0c8fd0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d9e6f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f52d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120d57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134c6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1e581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026cb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42d78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10986f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2848d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2db500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f9b5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349d35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36529e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37ea8d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39d472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3ca453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0c8fd0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0d9e6f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bold" officeooo:rsid="000d9e6f" style:font-style-asian="normal" style:font-weight-asian="bold" style:font-style-complex="normal" style:font-weight-complex="bold"/>
    </style:style>
    <style:style style:name="T109" style:family="text">
      <style:text-properties officeooo:rsid="000d9e6f"/>
    </style:style>
    <style:style style:name="T110" style:family="text">
      <style:text-properties officeooo:rsid="000f52dc"/>
    </style:style>
    <style:style style:name="T111" style:family="text">
      <style:text-properties officeooo:rsid="0010986f"/>
    </style:style>
    <style:style style:name="T112" style:family="text">
      <style:text-properties officeooo:rsid="00120d57"/>
    </style:style>
    <style:style style:name="T113" style:family="text">
      <style:text-properties officeooo:rsid="00134c62"/>
    </style:style>
    <style:style style:name="T114" style:family="text">
      <style:text-properties officeooo:rsid="0014d43f"/>
    </style:style>
    <style:style style:name="T115" style:family="text">
      <style:text-properties officeooo:rsid="00152e53"/>
    </style:style>
    <style:style style:name="T116" style:family="text">
      <style:text-properties officeooo:rsid="001d9610"/>
    </style:style>
    <style:style style:name="T117" style:family="text">
      <style:text-properties officeooo:rsid="0024002a"/>
    </style:style>
    <style:style style:name="T118" style:family="text">
      <style:text-properties officeooo:rsid="00242d78"/>
    </style:style>
    <style:style style:name="T119" style:family="text">
      <style:text-properties officeooo:rsid="0027b01e"/>
    </style:style>
    <style:style style:name="T120" style:family="text">
      <style:text-properties officeooo:rsid="002b3885"/>
    </style:style>
    <style:style style:name="T121" style:family="text">
      <style:text-properties officeooo:rsid="002d455e"/>
    </style:style>
    <style:style style:name="T122" style:family="text">
      <style:text-properties officeooo:rsid="002db500"/>
    </style:style>
    <style:style style:name="T123" style:family="text">
      <style:text-properties officeooo:rsid="00329f8d"/>
    </style:style>
    <style:style style:name="T124" style:family="text">
      <style:text-properties officeooo:rsid="00349d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bookmark text:name="_ytmeqpc4lzp5"/>Contratti</text:p>
      <text:p text:style-name="P45">Subset #1</text:p>
      <text:p text:style-name="P1"><text:span text:style-name="T1">Precondizione globale: </text:span>Il <text:span text:style-name="T20">Manager</text:span> <text:span text:style-name="T1">M</text:span> esiste dall’inizio del caso d’uso e resta lo stesso per tutto l’UC.</text:p>
      <text:p text:style-name="P46"><text:bookmark text:name="_21k0ugclmi3j"/>Iniziare partita</text:p>
      <text:p text:style-name="P48"><text:bookmark text:name="_96p54c7q2gdp"/>iniziaCreazionePartita(porta, parolaChiave)</text:p>
      <text:p text:style-name="P3"><text:span text:style-name="T1">Precondizioni: </text:span><text:span text:style-name="T20">porta</text:span> è un numero, <text:span text:style-name="T20">parolaChiave</text:span> è un testo. Non esistono oggetti <text:span text:style-name="T20">Server</text:span></text:p>
      <text:p text:style-name="P3"><text:span text:style-name="T1">Postcondizioni</text:span>: viene creato un oggetto <text:span text:style-name="T20">Server</text:span> con attributi pari ai parametri dell’operazione.</text:p>
      <text:p text:style-name="P3"/>
      <text:p text:style-name="P48"><text:bookmark text:name="_tg1ln8koj97h"/>creaPartita(robodromo, nMaxGiocatori, nRobotPerGiocatore, condizioneFinePartita, upgradeInizialiSiONo)</text:p>
      <text:p text:style-name="P3"><text:span text:style-name="T1">Precondizioni: </text:span>esiste un oggetto <text:span text:style-name="T20">Server </text:span><text:span text:style-name="T1">S</text:span>, <text:span text:style-name="T20">robodromo</text:span> è un testo che identifica un tipo di robodromo, <text:span text:style-name="T20">nMaxGiocatori </text:span>e <text:span text:style-name="T20">nRobotPerGiocatore </text:span>sono numeri, <text:span text:style-name="T20">condizioneFinePartita</text:span> è uno fra <text:span text:style-name="T1">primo, primi3, tutti</text:span>, <text:span text:style-name="T20">upgradeInizialiSiONo</text:span> è <text:span text:style-name="T1">sì</text:span> oppure <text:span text:style-name="T1">no</text:span>.</text:p>
      <text:p text:style-name="P3"/>
      <text:p text:style-name="P3"><text:span text:style-name="T1">Postcondizioni</text:span>: viene creato un oggetto <text:span text:style-name="T20">Partita </text:span><text:span text:style-name="T1">P</text:span> con attributi <text:span text:style-name="T20">nMaxGiocatori, nRobotPerGiocatore, condizioneFinePartita</text:span> e <text:span text:style-name="T20">upgradeInizialiSiONo</text:span> pari ai parametri omonimi dell’operazione, e <text:span text:style-name="T20">avviataSiONo</text:span> = <text:span text:style-name="T1">no.</text:span></text:p>
      <text:p text:style-name="P3"><text:span text:style-name="T1">P </text:span>viene associata al <text:span text:style-name="T20">Server</text:span> <text:span text:style-name="T1">S</text:span>.</text:p>
      <text:p text:style-name="P3">Il <text:span text:style-name="T20">Manager</text:span> <text:span text:style-name="T1">M</text:span> <text:span text:style-name="T20">crea</text:span> <text:span text:style-name="T1">P</text:span>.</text:p>
      <text:p text:style-name="P3">Viene creato un <text:span text:style-name="T20">Robodromo</text:span> <text:span text:style-name="T1">R</text:span> con <text:span text:style-name="T20">tipoRobodromo</text:span> pari al parametro <text:span text:style-name="T20">robodromo</text:span>, e <text:span text:style-name="T1">P</text:span> <text:span text:style-name="T20">ha</text:span> <text:span text:style-name="T1">R</text:span>.</text:p>
      <text:p text:style-name="P3">Vengono creati <text:span text:style-name="T20">n</text:span> (vedi <text:span text:style-name="T1">regole di business</text:span>) <text:span text:style-name="T20">Robot</text:span> <text:span text:style-name="T20">disponibili in </text:span><text:span text:style-name="T1">P</text:span> con <text:span text:style-name="T20">nome </text:span>e <text:span text:style-name="T20">colore</text:span> come da <text:span text:style-name="T1">regole di business</text:span>.</text:p>
      <text:p text:style-name="P48"><text:bookmark text:name="_m74y9hral7l9"/>avviaPartita( )</text:p>
      <text:p text:style-name="P3"><text:span text:style-name="T1">Precondizioni: </text:span>Esiste una partita <text:span text:style-name="T1">P </text:span>con <text:span text:style-name="T20">avviataSiONo</text:span> = <text:span text:style-name="T1">no. </text:span>i <text:span text:style-name="T20">partecipanti</text:span> di <text:span text:style-name="T1">P </text:span>sono almeno 2 e non più di <text:span text:style-name="T20">nMaxGiocatori </text:span>di <text:span text:style-name="T1">P</text:span>. Sul <text:span text:style-name="T20">Robodromo </text:span>di <text:span text:style-name="T1">P</text:span> <text:span text:style-name="T20">gareggiano</text:span> almeno 2 <text:span text:style-name="T20">Robot. </text:span>Ciascun <text:span text:style-name="T20">Giocatore </text:span>che <text:span text:style-name="T20">partecipa</text:span> a <text:span text:style-name="T1">P </text:span><text:span text:style-name="T20">controlla</text:span> al massimo <text:span text:style-name="T20">nRobotPerGiocatore</text:span> di <text:span text:style-name="T1">P</text:span>.</text:p>
      <text:p text:style-name="P4">Postcondizioni:</text:p>
      <text:p text:style-name="P3">L’attributo <text:span text:style-name="T20">avviataSiONo </text:span><text:s/>di <text:span text:style-name="T1">P</text:span> viene impostato a <text:span text:style-name="T1">sì</text:span>.</text:p>
      <text:p text:style-name="P3">Se <text:span text:style-name="T20">upgradeInizialiSiONo </text:span>in <text:span text:style-name="T1">P</text:span> è pari a <text:span text:style-name="T1">sì</text:span>, l’attributo <text:span text:style-name="T20">upgrade </text:span>di ciascun <text:span text:style-name="T20">RobotInPartita</text:span> viene assegnato come da <text:span text:style-name="T1">regole di business. </text:span></text:p>
      <text:p text:style-name="P48"><text:bookmark text:name="_5f2soxqgket"/>annullaPartita( )</text:p>
      <text:p text:style-name="P3"><text:span text:style-name="T1">Precondizioni: </text:span>Esiste una partita <text:span text:style-name="T1">P </text:span>con <text:span text:style-name="T20">avviataSiONo</text:span> = <text:span text:style-name="T1">no.</text:span> </text:p>
      <text:p text:style-name="P3"><text:span text:style-name="T1">Postcondizioni: </text:span>Vengono eliminati: l’oggetto<text:span text:style-name="T1"> P</text:span>, il suo <text:span text:style-name="T20">Robodromo </text:span>(con eventuali <text:span text:style-name="T20">Robot</text:span> che <text:span text:style-name="T20">gareggiano</text:span> su di esso), il suo <text:span text:style-name="T20">Server</text:span>, i <text:span text:style-name="T20">Robot</text:span> <text:span text:style-name="T20">disponibili</text:span> su <text:span text:style-name="T1">P</text:span>, le <text:span text:style-name="T20">Richieste di Partecipazione</text:span> <text:span text:style-name="T20">relative </text:span>a <text:span text:style-name="T1">P</text:span>, e tutte le altre associazioni di <text:span text:style-name="T1">P</text:span>.</text:p>
      <text:p text:style-name="P46"><text:bookmark text:name="_qkqztcfop22d"/><text:soft-page-break/>Gestire richieste di partecipazione</text:p>
      <text:p text:style-name="P48"><text:bookmark text:name="_5yrf4ksqydjl"/>accettaRichiesta(richiesta, robot)</text:p>
      <text:p text:style-name="P3"><text:span text:style-name="T1">Precondizioni: </text:span>Esiste una <text:span text:style-name="T20">Partita </text:span><text:span text:style-name="T1">P</text:span> con <text:span text:style-name="T20">partecipanti</text:span> in numero inferiore a <text:span text:style-name="T20">nMaxGiocatori</text:span>.</text:p>
      <text:p text:style-name="P3"><text:span text:style-name="T20">richiesta</text:span> è una <text:span text:style-name="T20">Richiesta di Partecipazione relativa a </text:span><text:span text:style-name="T1">P</text:span>, <text:span text:style-name="T20">effettuata da</text:span> un <text:span text:style-name="T20">Giocatore</text:span> <text:span text:style-name="T1">G</text:span>, con <text:span text:style-name="T20">parolaChiave</text:span> uguale alla <text:span text:style-name="T20">parolaChiave</text:span> del <text:span text:style-name="T20">Server</text:span> associato a <text:span text:style-name="T1">P</text:span>, e con <text:span text:style-name="T20">accettataSiONo</text:span> non assegnato.</text:p>
      <text:p text:style-name="P3"><text:span text:style-name="T20">robot</text:span> è una lista di <text:span text:style-name="T20">Robot</text:span> <text:span text:style-name="T20">disponibili in </text:span><text:span text:style-name="T1">P</text:span>.</text:p>
      <text:p text:style-name="P4">Postcondizioni:</text:p>
      <text:p text:style-name="P3">Ciascun <text:span text:style-name="T20">Robot </text:span><text:span text:style-name="T1">Rb</text:span><text:span text:style-name="T20"> </text:span>nella lista <text:span text:style-name="T20">robot</text:span> <text:span text:style-name="T20">gareggia sul Robodromo </text:span><text:span text:style-name="T1">R</text:span> associato a <text:span text:style-name="T1">P</text:span> con <text:span text:style-name="T20">dockDiPartenza</text:span> assegnato come da <text:span text:style-name="T1">regole di business</text:span> e <text:span text:style-name="T1">Rb</text:span> non è più <text:span text:style-name="T20">disponibile in </text:span><text:span text:style-name="T1">P</text:span>. </text:p>
      <text:p text:style-name="P3">Il <text:span text:style-name="T20">Giocatore</text:span> <text:span text:style-name="T1">G</text:span> <text:span text:style-name="T20">partecipa </text:span>a<text:span text:style-name="T20"> </text:span><text:span text:style-name="T1">P</text:span> e <text:span text:style-name="T20">controlla</text:span> ciascun <text:span text:style-name="T20">Robot</text:span> nella lista <text:span text:style-name="T20">robot</text:span>.</text:p>
      <text:p text:style-name="P3">L’attributo <text:span text:style-name="T20">accettataSiONo</text:span> di <text:span text:style-name="T20">richiesta</text:span> viene impostato a <text:span text:style-name="T1">sì</text:span>.</text:p>
      <text:p text:style-name="P3"/>
      <text:p text:style-name="P3"/>
      <text:p text:style-name="P48"><text:bookmark text:name="_ty35vd8nwn0f"/>rifiutaRichiesta(richiesta)</text:p>
      <text:p text:style-name="P3"><text:span text:style-name="T1">Precondizioni: </text:span>Esiste una <text:span text:style-name="T20">Partita </text:span><text:span text:style-name="T1">P</text:span> con <text:span text:style-name="T20">partecipanti</text:span> in numero inferiore a <text:span text:style-name="T20">nMaxGiocatori</text:span>.</text:p>
      <text:p text:style-name="P3"><text:span text:style-name="T20">richiesta</text:span> è una <text:span text:style-name="T20">Richiesta di Partecipazione relativa a </text:span><text:span text:style-name="T1">P</text:span>, <text:span text:style-name="T20">effettuata da</text:span> un <text:span text:style-name="T20">Giocatore</text:span> <text:span text:style-name="T1">G</text:span>, con <text:span text:style-name="T20">parolaChiave</text:span> uguale alla <text:span text:style-name="T20">parolaChiave</text:span> del <text:span text:style-name="T20">Server</text:span> associato a <text:span text:style-name="T1">P</text:span>, e con <text:span text:style-name="T20">accettataSiONo</text:span> non assegnato.</text:p>
      <text:p text:style-name="P4">Postcondizioni:</text:p>
      <text:p text:style-name="P3">L’attributo <text:span text:style-name="T20">accettataSiONo</text:span> di <text:span text:style-name="T20">richiesta</text:span> viene impostato a <text:span text:style-name="T1">no</text:span>.</text:p>
      <text:p text:style-name="P4"/>
      <text:p text:style-name="P3"/>
      <text:p text:style-name="P45">Subset #2</text:p>
      <text:p text:style-name="P2"><text:span text:style-name="T18">Precondizione globale:</text:span><text:span text:style-name="T124"> esiste un </text:span><text:span text:style-name="T36">giocatore</text:span><text:span text:style-name="T66"> </text:span><text:span text:style-name="T82">G</text:span><text:span text:style-name="T101"> dall’inizio</text:span><text:span text:style-name="T124"> del caso d’uso e resta lo stesso per tutto l’UC.</text:span></text:p>
      <text:p text:style-name="P47">Allenarsi </text:p>
      <text:p text:style-name="P49">iniziaAllenamento()</text:p>
      <text:p text:style-name="P5"><text:span text:style-name="T1">Precondizioni: </text:span><text:span text:style-name="T40"><text:s/></text:span><text:span text:style-name="T68">G </text:span><text:span text:style-name="T87">vuole iniziare un nuovo </text:span><text:span text:style-name="T40">Allenamento </text:span><text:span text:style-name="T68">A.</text:span></text:p>
      <text:p text:style-name="P5"><text:span text:style-name="T1">Postcondizioni: </text:span><text:span text:style-name="T59">Viene creato un oggetto</text:span><text:span text:style-name="T57"> </text:span><text:span text:style-name="T22">Allenamento </text:span><text:span text:style-name="T68">A </text:span><text:span text:style-name="T89">c</text:span><text:span text:style-name="T88">on attibuto </text:span><text:span text:style-name="T41">inPusaSiONo </text:span><text:span text:style-name="T88">settato a </text:span><text:span text:style-name="T83">NO</text:span><text:span text:style-name="T69">. </text:span><text:span text:style-name="T70">G </text:span><text:span text:style-name="T89">è in possesso di una lista di </text:span><text:span text:style-name="T102">tipi di </text:span><text:span text:style-name="T89">robodromi disponibil</text:span><text:span text:style-name="T102">i</text:span><text:span text:style-name="T89">.</text:span></text:p>
      <text:p text:style-name="P44"/>
      <text:p text:style-name="P50">sceltaRobodromo(robodromo)</text:p>
      <text:p text:style-name="P25"><text:span text:style-name="T1">Precondizioni: </text:span><text:span text:style-name="T70">G </text:span><text:span text:style-name="T89"><text:s/>possiede una lista <text:s/></text:span><text:span text:style-name="T70">L </text:span><text:span text:style-name="T89">di </text:span><text:span text:style-name="T96">tipi di </text:span><text:span text:style-name="T89">robodromi. </text:span></text:p>
      <text:p text:style-name="P26"><text:span text:style-name="T56">tipoR</text:span><text:span text:style-name="T55">obo </text:span><text:span text:style-name="T106">è un </text:span><text:span text:style-name="T107">elemento scelto da </text:span><text:span text:style-name="T108">G </text:span><text:span text:style-name="T107"><text:s/>dalla lista </text:span><text:span text:style-name="T108">L</text:span><text:span text:style-name="T107">.</text:span></text:p>
      <text:p text:style-name="P25"><text:span text:style-name="T69">Postcondizioni: </text:span><text:span text:style-name="T90">viene creato un oggetto </text:span><text:span text:style-name="T42">robodromo </text:span><text:span text:style-name="T71">R. </text:span><text:span text:style-name="T90">l’attributo </text:span><text:span text:style-name="T42">tipoRobodromo</text:span><text:span text:style-name="T90"> </text:span><text:span text:style-name="T104">di </text:span><text:span text:style-name="T84">R</text:span><text:span text:style-name="T90"> viene settato con il parametro </text:span><text:span text:style-name="T51">t</text:span><text:span text:style-name="T50">ipoR</text:span><text:span text:style-name="T42">obo.</text:span></text:p>
      <text:p text:style-name="P25"><text:span text:style-name="T42"/></text:p>
      <text:p text:style-name="P27"/>
      <text:p text:style-name="P51"><text:soft-page-break/><text:span text:style-name="T110">RichiediPoolIstruzioni</text:span>()</text:p>
      <text:p text:style-name="P33"><text:span text:style-name="T1">Precondizioni: </text:span><text:span text:style-name="T85">-</text:span></text:p>
      <text:p text:style-name="P8"><text:span text:style-name="T4">Postcondizioni:</text:span><text:span text:style-name="T52"> </text:span><text:span text:style-name="T5">G</text:span><text:span text:style-name="T111"> possiede una lista di </text:span><text:span text:style-name="T24">schede istruzione</text:span></text:p>
      <text:p text:style-name="P51"/>
      <text:p text:style-name="P51"><text:span text:style-name="T118">creaListaIstruzioni</text:span>()</text:p>
      <text:p text:style-name="P34"><text:span text:style-name="T1">Precondizioni: </text:span><text:span text:style-name="T19">-</text:span></text:p>
      <text:p text:style-name="P9"><text:span text:style-name="T4">Postcondizioni:</text:span><text:span text:style-name="T52"> </text:span><text:span text:style-name="T110">viene creato un oggetto </text:span><text:span text:style-name="T30">Programma</text:span><text:span text:style-name="T110"> </text:span><text:span text:style-name="T12">P </text:span><text:span text:style-name="T110">di </text:span><text:span text:style-name="T31">Robot</text:span><text:span text:style-name="T23"> In Allenamento </text:span><text:span text:style-name="T4">RA. </text:span></text:p>
      <text:p text:style-name="P9"><text:span text:style-name="T5">P</text:span><text:span text:style-name="T12"> </text:span><text:span text:style-name="T118">è</text:span><text:span text:style-name="T5"> </text:span><text:span text:style-name="T111">assegnato a </text:span><text:span text:style-name="T5">RA. </text:span></text:p>
      <text:p text:style-name="P52">aggiugiIstruzione(istr)</text:p>
      <text:p text:style-name="P35"><text:span text:style-name="T1">Precondizioni: </text:span><text:span text:style-name="T90">Esiste un</text:span><text:span text:style-name="T71"> </text:span><text:span text:style-name="T47">Programma</text:span><text:span text:style-name="T91"> </text:span><text:span text:style-name="T78">P.</text:span><text:span text:style-name="T97"><text:tab/></text:span></text:p>
      <text:p text:style-name="P30"><text:span text:style-name="T60">i</text:span><text:span text:style-name="T58">str </text:span><text:span text:style-name="T86">è una </text:span><text:span text:style-name="T58">scheda istruzione.</text:span></text:p>
      <text:p text:style-name="P10"><text:span text:style-name="T4">Postcondizioni</text:span><text:span text:style-name="T52">: </text:span><text:span text:style-name="T119">viene aggiunta </text:span><text:span text:style-name="T32">istr</text:span><text:span text:style-name="T13"> </text:span><text:span text:style-name="T119"><text:s/>alla lista di schede istruzione di </text:span><text:span text:style-name="T13">P.</text:span></text:p>
      <text:p text:style-name="P28"/>
      <text:p text:style-name="P53">eliminaIstruzione(istr)</text:p>
      <text:p text:style-name="P35"><text:span text:style-name="T1">Precondizioni: </text:span><text:span text:style-name="T90">Esiste un</text:span><text:span text:style-name="T71"> </text:span><text:span text:style-name="T47">Programma</text:span><text:span text:style-name="T91"> </text:span><text:span text:style-name="T78">P.</text:span><text:span text:style-name="T97"><text:tab/></text:span></text:p>
      <text:p text:style-name="P30"><text:span text:style-name="T60">i</text:span><text:span text:style-name="T58">str </text:span><text:span text:style-name="T86">è una </text:span><text:span text:style-name="T58">scheda istruzione.</text:span></text:p>
      <text:p text:style-name="P11"><text:span text:style-name="T4">Postcondizioni</text:span><text:span text:style-name="T52">: </text:span><text:span text:style-name="T119">viene eliminata dalla lista di </text:span><text:span text:style-name="T32">scheda di </text:span><text:span text:style-name="T53">P </text:span><text:span text:style-name="T32">istr.</text:span></text:p>
      <text:p text:style-name="P29"/>
      <text:p text:style-name="P53">modificaOrdineIstr(istr1, istr2)</text:p>
      <text:p text:style-name="P35"><text:span text:style-name="T1">Precondizioni: </text:span><text:span text:style-name="T90">Esiste un</text:span><text:span text:style-name="T71"> </text:span><text:span text:style-name="T47">Programma</text:span><text:span text:style-name="T91"> </text:span><text:span text:style-name="T78">P.</text:span><text:span text:style-name="T97"><text:tab/></text:span></text:p>
      <text:p text:style-name="P30"><text:span text:style-name="T60">i</text:span><text:span text:style-name="T58">str1, istr2 </text:span><text:span text:style-name="T86">sono due </text:span><text:span text:style-name="T58">scheda istruzione.</text:span></text:p>
      <text:p text:style-name="P11"><text:span text:style-name="T4">Postcondizioni:</text:span><text:span text:style-name="T52"> </text:span><text:span text:style-name="T119">vengono scambiate di posizione </text:span><text:span text:style-name="T32">istr1 e istr2</text:span><text:span text:style-name="T119"> dalla lista di </text:span><text:span text:style-name="T32">scheda di </text:span><text:span text:style-name="T53">P.</text:span></text:p>
      <text:p text:style-name="P29"/>
      <text:p text:style-name="P54">posizionaRobot(pos)</text:p>
      <text:p text:style-name="P34"><text:span text:style-name="T1">Precondizioni: </text:span><text:span text:style-name="T90">E</text:span><text:span text:style-name="T91">siste </text:span><text:span text:style-name="T42">Robot In Allenamento </text:span><text:span text:style-name="T71">RA.</text:span></text:p>
      <text:p text:style-name="P30"><text:span text:style-name="T58">Pos </text:span><text:span text:style-name="T86">è una posizione sul </text:span><text:span text:style-name="T58">robodromo.</text:span></text:p>
      <text:p text:style-name="P12"><text:span text:style-name="T4">Postcondizioni:</text:span><text:span text:style-name="T52"> <text:s/></text:span><text:span text:style-name="T109">l’attributo</text:span><text:span text:style-name="T23"> </text:span><text:span text:style-name="T32">posizione</text:span><text:span text:style-name="T37">Iniziale</text:span><text:span text:style-name="T32">SulRobodromo</text:span><text:span text:style-name="T109"> di </text:span><text:span text:style-name="T4">RA</text:span><text:span text:style-name="T109"> viene settato con il parametro </text:span><text:span text:style-name="T23">pos</text:span><text:span text:style-name="T109">.</text:span></text:p>
      <text:p text:style-name="P13"/>
      <text:p text:style-name="P55"><text:span text:style-name="T112">eseguiProgramma(</text:span>)</text:p>
      <text:p text:style-name="P36"><text:span text:style-name="T1">Precondizioni: </text:span><text:span text:style-name="T90">Esiste un Allenamento </text:span><text:span text:style-name="T71">A </text:span><text:span text:style-name="T105">che</text:span><text:span text:style-name="T93"> ha l’attributo </text:span><text:span text:style-name="T44">inPausaSiONo</text:span><text:span text:style-name="T93"> = </text:span><text:span text:style-name="T73">NO</text:span><text:span text:style-name="T71">, </text:span><text:span text:style-name="T91">esiste </text:span><text:span text:style-name="T42">Robot In Allenamento </text:span><text:span text:style-name="T71">RA </text:span><text:span text:style-name="T92">che </text:span><text:span text:style-name="T43">possiede </text:span><text:span text:style-name="T92">un </text:span><text:span text:style-name="T43">programma</text:span><text:span text:style-name="T92"> </text:span><text:span text:style-name="T72">P </text:span><text:span text:style-name="T95">con l’attributo </text:span><text:span text:style-name="T46">InEsecuzioneSiONo</text:span><text:span text:style-name="T95"> = </text:span><text:span text:style-name="T76">NO</text:span><text:span text:style-name="T90">.</text:span></text:p>
      <text:p text:style-name="P7">Postcondizioni</text:p>
      <text:p text:style-name="P22">Viene creato un oggetto <text:span text:style-name="T21">stato</text:span> iniziale <text:span text:style-name="T16">IS</text:span><text:span text:style-name="T123"> e viene aggiunto alla lista degli stati di </text:span><text:span text:style-name="T16">A</text:span><text:span text:style-name="T3">.</text:span></text:p>
      <text:p text:style-name="P22">L’attributo <text:span text:style-name="T21">posizioneRobot </text:span>di <text:span text:style-name="T3">IS </text:span>viene settato con l’attributo <text:span text:style-name="T21">posizione</text:span><text:span text:style-name="T37">Iniziale</text:span><text:span text:style-name="T21">SulRobodromo </text:span>di <text:span text:style-name="T3">RA.</text:span><text:span text:style-name="T21"> </text:span></text:p>
      <text:p text:style-name="P14"><text:span text:style-name="T109">L’attributo <text:s/></text:span><text:span text:style-name="T28">InEsecuzioneSiONo</text:span><text:span text:style-name="T109"> di </text:span><text:span text:style-name="T9">P</text:span><text:span text:style-name="T109"> viene impostato a </text:span><text:span text:style-name="T6">SI.</text:span></text:p>
      <text:p text:style-name="P21">L’attributo <text:span text:style-name="T21">statoCorrente </text:span>di <text:s/><text:span text:style-name="T3">A </text:span>viene settato con <text:span text:style-name="T3">IS.</text:span></text:p>
      <text:p text:style-name="P13"/>
      <text:p text:style-name="P58"><text:soft-page-break/>statoSuccessivo()</text:p>
      <text:p text:style-name="P37"><text:span text:style-name="T1">Precondizioni: </text:span><text:span text:style-name="T61">esiste un </text:span><text:span text:style-name="T48">allenamento </text:span><text:span text:style-name="T80">A. </text:span><text:span text:style-name="T99">E</text:span><text:span text:style-name="T98">siste </text:span><text:span text:style-name="T92">un </text:span><text:span text:style-name="T43">programma</text:span><text:span text:style-name="T92"> </text:span><text:span text:style-name="T72">P </text:span><text:span text:style-name="T95">con l’attributo </text:span><text:span text:style-name="T46">InEsecuzioneSiONo</text:span><text:span text:style-name="T95"> = </text:span><text:span text:style-name="T79">SI</text:span><text:span text:style-name="T90"> </text:span><text:span text:style-name="T99">e con una lista di </text:span><text:span text:style-name="T49">schede Istruzione </text:span><text:span text:style-name="T81">L.</text:span></text:p>
      <text:p text:style-name="P15"><text:span text:style-name="T4">Postcondizioni</text:span><text:span text:style-name="T109">: </text:span></text:p>
      <text:p text:style-name="P23"><text:span text:style-name="T120">V</text:span>iene creato un nuovo <text:span text:style-name="T33">stato </text:span><text:span text:style-name="T14">S </text:span><text:span text:style-name="T120">calcolato in base all’attributo </text:span><text:span text:style-name="T34">statoCorrente </text:span><text:span text:style-name="T120">di </text:span><text:span text:style-name="T14">A </text:span><text:span text:style-name="T121">e all’attributo </text:span><text:span text:style-name="T35">schedaCorrente </text:span><text:span text:style-name="T122">di di </text:span><text:span text:style-name="T15">P</text:span><text:span text:style-name="T14">.</text:span></text:p>
      <text:p text:style-name="P6">S <text:span text:style-name="T58">viene aggiunto alla lista di </text:span><text:span text:style-name="T39">stati </text:span><text:span text:style-name="T58">di </text:span>A.</text:p>
      <text:p text:style-name="P24">L’attributo <text:span text:style-name="T21">statoCorrente</text:span> di <text:span text:style-name="T3">A </text:span>viene settato con <text:span text:style-name="T3">S.</text:span></text:p>
      <text:p text:style-name="P56"><text:span text:style-name="T113">metteInPausa(</text:span>)</text:p>
      <text:p text:style-name="P38"><text:span text:style-name="T1">Precondizioni: </text:span><text:span text:style-name="T90">Esiste un Allenamento </text:span><text:span text:style-name="T71">A</text:span><text:span text:style-name="T90"> che ha </text:span><text:span text:style-name="T93">l’attributo </text:span><text:span text:style-name="T44">inPausaSiONo</text:span><text:span text:style-name="T93"> = </text:span><text:span text:style-name="T73">NO</text:span><text:span text:style-name="T71">, </text:span><text:span text:style-name="T91">esiste </text:span><text:span text:style-name="T42">Robot In Allenamento </text:span><text:span text:style-name="T71">RA </text:span><text:span text:style-name="T92">che </text:span><text:span text:style-name="T43">possiede </text:span><text:span text:style-name="T92">un </text:span><text:span text:style-name="T43">programma</text:span><text:span text:style-name="T92"> </text:span><text:span text:style-name="T72">P</text:span><text:span text:style-name="T92"> </text:span><text:span text:style-name="T93">in esecuzione</text:span><text:span text:style-name="T71">.</text:span></text:p>
      <text:p text:style-name="P14"><text:span text:style-name="T4">Postcondizioni</text:span><text:span text:style-name="T109">: L’attributo <text:s/></text:span><text:span text:style-name="T25">inPausaSiONo</text:span><text:span text:style-name="T113"> di </text:span><text:span text:style-name="T6">A</text:span><text:span text:style-name="T113"> viene impostato a </text:span><text:span text:style-name="T6">SI</text:span><text:span text:style-name="T113"> .</text:span></text:p>
      <text:p text:style-name="P31"/>
      <text:p text:style-name="P57"><text:span text:style-name="T114">vaiAlloStato(stato</text:span>)</text:p>
      <text:p text:style-name="P39"><text:span text:style-name="T1">Precondizioni: </text:span><text:span text:style-name="T90">Esiste un Allenamento </text:span><text:span text:style-name="T71">A </text:span><text:span text:style-name="T90">che</text:span><text:span text:style-name="T93"> ha l’attributo </text:span><text:span text:style-name="T44">inPausaSiONo</text:span><text:span text:style-name="T93"> = </text:span><text:span text:style-name="T74">SI</text:span><text:span text:style-name="T71">.</text:span></text:p>
      <text:p text:style-name="P40"><text:span text:style-name="T64">L’</text:span><text:span text:style-name="T63">argomento </text:span><text:span text:style-name="T21">stato</text:span><text:span text:style-name="T63"> deve essere presente </text:span><text:span text:style-name="T65">tra gli</text:span><text:span text:style-name="T63"> </text:span><text:span text:style-name="T21">stati</text:span><text:span text:style-name="T63"> di </text:span><text:span text:style-name="T67">A</text:span><text:span text:style-name="T63">.</text:span></text:p>
      <text:p text:style-name="P16"><text:span text:style-name="T4">Postcondizioni</text:span><text:span text:style-name="T109">: L’attributo </text:span><text:span text:style-name="T26">statoCorrente</text:span><text:span text:style-name="T114"> di </text:span><text:span text:style-name="T8">A</text:span><text:span text:style-name="T115"> viene impostato a </text:span><text:span text:style-name="T27">stato</text:span><text:span text:style-name="T115">.</text:span></text:p>
      <text:p text:style-name="P32"/>
      <text:p text:style-name="P32"/>
      <text:p text:style-name="P59">resume()</text:p>
      <text:p text:style-name="P41"><text:span text:style-name="T1">Precondizioni: </text:span><text:span text:style-name="T90">Esiste un Allenamento </text:span><text:span text:style-name="T71">A </text:span><text:span text:style-name="T93">ha l’attributo </text:span><text:span text:style-name="T44">inPausaSiONo</text:span><text:span text:style-name="T93"> = </text:span><text:span text:style-name="T74">SI</text:span><text:span text:style-name="T71">.</text:span></text:p>
      <text:p text:style-name="P17"><text:span text:style-name="T4">Postcondizioni</text:span><text:span text:style-name="T52">: </text:span><text:span text:style-name="T109">L’attributo </text:span><text:span text:style-name="T25">inPausaSiONo</text:span><text:span text:style-name="T109"> di </text:span><text:span text:style-name="T4">A</text:span><text:span text:style-name="T109"> viene impostato a </text:span><text:span text:style-name="T4">NO</text:span><text:span text:style-name="T109">.</text:span></text:p>
      <text:p text:style-name="P17"/>
      <text:p text:style-name="P60"><text:span text:style-name="T116">terminaEsecuzione</text:span>()</text:p>
      <text:p text:style-name="P42"><text:span text:style-name="T1">Precondizioni: </text:span><text:span text:style-name="T90">Esiste un Allenamento </text:span><text:span text:style-name="T71">A </text:span><text:span text:style-name="T100">ed</text:span><text:span text:style-name="T71"> </text:span><text:span text:style-name="T91">esiste</text:span><text:span text:style-name="T43"> </text:span><text:span text:style-name="T92">un </text:span><text:span text:style-name="T43">programma</text:span><text:span text:style-name="T92"> </text:span><text:span text:style-name="T72">P</text:span><text:span text:style-name="T71"> </text:span><text:span text:style-name="T94">con l’attributo </text:span><text:span text:style-name="T45">inEsecuzioneSiONo</text:span><text:span text:style-name="T94"> = </text:span><text:span text:style-name="T77">SI.</text:span></text:p>
      <text:p text:style-name="P18"><text:span text:style-name="T4">Postcondizioni</text:span><text:span text:style-name="T52">: </text:span><text:span text:style-name="T120">La lista di </text:span><text:span text:style-name="T34">stati </text:span><text:span text:style-name="T120">di </text:span><text:span text:style-name="T14">A</text:span><text:span text:style-name="T120"> e l’attributo </text:span><text:span text:style-name="T26">statoCorrente</text:span><text:span text:style-name="T114"> di </text:span><text:span text:style-name="T7">A </text:span><text:span text:style-name="T116">vengono <text:s/>impostati ai valori iniziali.</text:span></text:p>
      <text:p text:style-name="P19"><text:span text:style-name="T109">L’attributo <text:s/></text:span><text:span text:style-name="T28">InEsecuzioneSiONo</text:span><text:span text:style-name="T109"> di </text:span><text:span text:style-name="T9">P</text:span><text:span text:style-name="T109"> viene impostato a </text:span><text:span text:style-name="T10">NO</text:span><text:span text:style-name="T6">.</text:span></text:p>
      <text:p text:style-name="P18"/>
      <text:p text:style-name="P61"><text:span text:style-name="T116">terminaAllenamento</text:span>()</text:p>
      <text:p text:style-name="P43"><text:span text:style-name="T1">Precondizioni: </text:span><text:span text:style-name="T62">E</text:span><text:span text:style-name="T91">siste</text:span><text:span text:style-name="T43"> </text:span><text:span text:style-name="T92">un </text:span><text:span text:style-name="T43">programma</text:span><text:span text:style-name="T92"> </text:span><text:span text:style-name="T72">P</text:span><text:span text:style-name="T92"> </text:span><text:span text:style-name="T94">con l’attributo </text:span><text:span text:style-name="T45">inEsecuzioneSiONo</text:span><text:span text:style-name="T94"> = </text:span><text:span text:style-name="T75">NO</text:span><text:span text:style-name="T71">.</text:span></text:p>
      <text:p text:style-name="P20"><text:span text:style-name="T4">Postcondizioni</text:span><text:span text:style-name="T52">: </text:span><text:span text:style-name="T11">G</text:span><text:span text:style-name="T117"> esce dalla </text:span><text:span text:style-name="T29">modalità</text:span><text:span text:style-name="T117"> </text:span><text:span text:style-name="T29">Allen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style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529cm" style:contextual-spacing="false" fo:line-height="100%" fo:keep-together="always" fo:keep-with-next="always"/>
      <style:text-properties fo:color="#00615e" style:font-name="Bitter" fo:font-size="18pt" fo:font-weight="bold" style:font-name-asian="Bitter1" style:font-size-asian="18pt" style:font-weight-asian="bold" style:font-name-complex="Bitter1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353cm" fo:margin-bottom="0.353cm" style:contextual-spacing="false" fo:line-height="100%" fo:text-align="start" style:justify-single-word="false" fo:keep-together="always" fo:keep-with-next="always"/>
      <style:text-properties fo:color="#354d51" style:font-name="Bitter" fo:font-size="14pt" fo:font-weight="bold" style:font-name-asian="Bitter1" style:font-size-asian="14pt" style:font-weight-asian="bold" style:font-name-complex="Bitter1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282cm" fo:margin-bottom="0cm" style:contextual-spacing="false" fo:line-height="100%" fo:keep-together="always" fo:keep-with-next="always"/>
      <style:text-properties fo:color="#0c3635" style:font-name="Bitter" fo:font-weight="bold" style:font-name-asian="Bitter1" style:font-weight-asian="bold" style:font-name-complex="Bitter1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282cm" fo:margin-bottom="0cm" style:contextual-spacing="false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282cm" fo:margin-bottom="0cm" style:contextual-spacing="false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282cm" fo:margin-bottom="0cm" style:contextual-spacing="false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1.058cm" style:contextual-spacing="false" fo:line-height="100%" fo:text-align="center" style:justify-single-word="false" fo:keep-together="always" fo:keep-with-next="always"/>
      <style:text-properties fo:color="#009a96" style:font-name="Audiowide" fo:font-size="36pt" style:font-name-asian="Audiowide1" style:font-size-asian="36pt" style:font-name-complex="Audiowide1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353cm" style:contextual-spacing="false" fo:line-height="100%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0.998cm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date>2017-05-02T12:14:37.38</dc:date>
    <meta:editing-duration>PT3H32M46S</meta:editing-duration>
    <meta:editing-cycles>45</meta:editing-cycles>
    <meta:document-statistic meta:table-count="0" meta:image-count="0" meta:object-count="0" meta:page-count="4" meta:paragraph-count="99" meta:word-count="928" meta:character-count="6513" meta:non-whitespace-character-count="5660"/>
  </office:meta>
</office:document-meta>
</file>